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6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7" draw:id="id7" draw:layer="layout" svg:width="1.47cm" svg:height="1.45cm" svg:x="4.53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2" draw:id="id2" draw:layer="layout" draw:type="curve" svg:x1="8.4cm" svg:y1="5.652cm" svg:x2="7.732cm" svg:y2="7.348cm" draw:start-shape="id1" draw:start-glue-point="1" svg:d="M8400 5652c751 0 1085 1696-668 1696" svg:viewBox="0 0 1278 1697">
          <text:p/>
        </draw:connector>
        <draw:connector draw:style-name="gr3" draw:text-style-name="P1" draw:layer="layout" draw:type="curve" svg:x1="7.732cm" svg:y1="7.348cm" svg:x2="5.292cm" svg:y2="6.704cm" draw:start-shape="id2" draw:start-glue-point="3" draw:end-shape="id1" draw:end-glue-point="2" svg:d="M7732 7348c-1627 0-2440-214-2440-644" svg:viewBox="0 0 2441 645">
          <text:p/>
        </draw:connector>
        <draw:frame draw:style-name="gr4" draw:text-style-name="P2" draw:layer="layout" svg:width="5.849cm" svg:height="0.645cm" svg:x="5.7cm" svg:y="7.2cm">
          <draw:text-box>
            <text:p><text:span text:style-name="T1">Credenziali errate?</text:span></text:p>
          </draw:text-box>
        </draw:frame>
        <draw:custom-shape draw:style-name="gr5" draw:text-style-name="P3" xml:id="id3" draw:id="id3" draw:layer="layout" svg:width="6.215cm" svg:height="2.104cm" svg:x="10.4cm" svg:y="4.6cm">
          <text:p text:style-name="P1"><text:span text:style-name="T2">Scelta tipo bar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5.3cm" svg:x2="16.615cm" svg:y2="5.3cm">
          <text:p/>
        </draw:line>
        <draw:custom-shape draw:style-name="gr5" draw:text-style-name="P3" xml:id="id1" draw:id="id1" draw:layer="layout" svg:width="6.215cm" svg:height="2.104cm" svg:x="2.185cm" svg:y="4.6cm">
          <text:p text:style-name="P1"><text:span text:style-name="T2">Accesso tramite 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cm" svg:y1="5.3cm" svg:x2="8.415cm" svg:y2="5.3cm">
          <text:p/>
        </draw:line>
        <draw:connector draw:style-name="gr3" draw:text-style-name="P1" draw:layer="layout" draw:type="curve" svg:x1="8.4cm" svg:y1="5.652cm" svg:x2="10.4cm" svg:y2="5.652cm" draw:start-shape="id1" draw:start-glue-point="1" draw:end-shape="id3" draw:end-glue-point="3" svg:d="M8400 5652h2000" svg:viewBox="0 0 2001 1">
          <text:p/>
        </draw:connector>
        <draw:custom-shape draw:style-name="gr5" draw:text-style-name="P3" xml:id="id4" draw:id="id4" draw:layer="layout" svg:width="6.215cm" svg:height="2.104cm" svg:x="10.4cm" svg:y="8.4cm">
          <text:p text:style-name="P1"><text:span text:style-name="T2">Descrizione probl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9.1cm" svg:x2="16.615cm" svg:y2="9.1cm">
          <text:p/>
        </draw:line>
        <draw:connector draw:style-name="gr3" draw:text-style-name="P1" draw:layer="layout" draw:type="curve" svg:x1="13.507cm" svg:y1="6.704cm" svg:x2="13.507cm" svg:y2="8.4cm" draw:start-shape="id3" draw:start-glue-point="2" draw:end-shape="id4" draw:end-glue-point="0" svg:d="M13507 6704v1696" svg:viewBox="0 0 1 1697">
          <text:p/>
        </draw:connector>
        <draw:connector draw:style-name="gr2" draw:text-style-name="P1" xml:id="id5" draw:id="id5" draw:layer="layout" draw:type="curve" svg:x1="16.615cm" svg:y1="9.452cm" svg:x2="15.94cm" svg:y2="11.196cm" draw:start-shape="id4" draw:start-glue-point="1" svg:d="M16615 9452c751 0 1089 1744-675 1744" svg:viewBox="0 0 1286 1745">
          <text:p/>
        </draw:connector>
        <draw:connector draw:style-name="gr3" draw:text-style-name="P1" draw:layer="layout" draw:type="curve" svg:x1="15.94cm" svg:y1="11.196cm" svg:x2="13.507cm" svg:y2="10.504cm" draw:start-shape="id5" draw:start-glue-point="3" draw:end-shape="id4" draw:end-glue-point="2" svg:d="M15940 11196c-1622 0-2433-230-2433-692" svg:viewBox="0 0 2434 693">
          <text:p/>
        </draw:connector>
        <draw:frame draw:style-name="gr6" draw:text-style-name="P2" draw:layer="layout" svg:width="4.469cm" svg:height="0.645cm" svg:x="14.31cm" svg:y="11.055cm">
          <draw:text-box>
            <text:p><text:span text:style-name="T1">Esiste un sottoproblema?</text:span></text:p>
          </draw:text-box>
        </draw:frame>
        <draw:custom-shape draw:style-name="gr5" draw:text-style-name="P3" xml:id="id6" draw:id="id6" draw:layer="layout" svg:width="6.215cm" svg:height="2.104cm" svg:x="2.179cm" svg:y="12.1cm">
          <text:p text:style-name="P1"><text:span text:style-name="T2">Soluzione trov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185cm" svg:y1="12.787cm" svg:x2="8.4cm" svg:y2="12.787cm">
          <text:p/>
        </draw:line>
        <draw:connector draw:style-name="gr3" draw:text-style-name="P1" draw:layer="layout" draw:type="curve" svg:x1="10.4cm" svg:y1="9.452cm" svg:x2="8.394cm" svg:y2="13.152cm" draw:start-shape="id4" draw:start-glue-point="3" draw:end-shape="id6" draw:end-glue-point="1" svg:d="M10400 9452c-1504 0-502 3700-2006 3700" svg:viewBox="0 0 2007 3701">
          <text:p/>
        </draw:connector>
        <draw:custom-shape draw:style-name="gr7" draw:text-style-name="P1" draw:layer="layout" svg:width="1.45cm" svg:height="1.45cm" svg:x="4.563cm" svg:y="1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265cm" svg:y1="2.8cm" svg:x2="5.292cm" svg:y2="4.6cm" draw:start-shape="id7" draw:start-glue-point="8" draw:end-shape="id1" svg:d="M5265 2800c0 1351 27 452 27 1800" svg:viewBox="0 0 28 1801">
          <text:p/>
        </draw:connector>
        <draw:custom-shape draw:style-name="gr8" draw:text-style-name="P1" xml:id="id8" draw:id="id8" draw:layer="layout" svg:width="1.9cm" svg:height="1.9cm" svg:x="4.333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curve" svg:x1="5.286cm" svg:y1="14.204cm" svg:x2="5.283cm" svg:y2="15.339cm" draw:start-shape="id6" draw:start-glue-point="2" draw:end-shape="id8" draw:end-glue-point="4" svg:d="M5286 14204c0 852-3 285-3 1135" svg:viewBox="0 0 4 1136">
          <text:p/>
        </draw:connector>
        <draw:custom-shape draw:style-name="gr5" draw:text-style-name="P3" xml:id="id9" draw:id="id9" draw:layer="layout" svg:width="6.215cm" svg:height="2.104cm" svg:x="10.385cm" svg:y="12.096cm">
          <text:p text:style-name="P1"><text:span text:style-name="T2">Soluzione non trovata: codice probl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13.3cm" svg:x2="16.615cm" svg:y2="13.3cm">
          <text:p/>
        </draw:line>
        <draw:connector draw:style-name="gr3" draw:text-style-name="P1" draw:layer="layout" draw:type="curve" svg:x1="13.507cm" svg:y1="10.504cm" svg:x2="13.492cm" svg:y2="12.096cm" draw:start-shape="id4" draw:start-glue-point="2" draw:end-shape="id9" draw:end-glue-point="0" svg:d="M13507 10504c0 1195-15 400-15 1592" svg:viewBox="0 0 16 1593">
          <text:p/>
        </draw:connector>
        <draw:custom-shape draw:style-name="gr7" draw:text-style-name="P1" draw:layer="layout" svg:width="1.45cm" svg:height="1.45cm" svg:x="12.8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1.9cm" svg:height="1.9cm" svg:x="12.6cm" svg:y="15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curve" svg:x1="13.492cm" svg:y1="14.2cm" svg:x2="13.55cm" svg:y2="15.5cm" draw:start-shape="id9" draw:start-glue-point="2" draw:end-shape="id10" draw:end-glue-point="4" svg:d="M13492 14200c0 976 58 327 58 1300" svg:viewBox="0 0 59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09:47:37.684000000</meta:creation-date>
    <dc:date>2015-05-15T10:51:46.651000000</dc:date>
    <meta:editing-duration>PT9M50S</meta:editing-duration>
    <meta:editing-cycles>2</meta:editing-cycles>
    <meta:generator>LibreOffice/4.2.2.1$Windows_x86 LibreOffice_project/3be8cda0bddd8e430d8cda1ebfd581265cca5a0f</meta:generator>
    <meta:document-statistic meta:object-count="28"/>
  </office:meta>
</office:document-meta>
</file>